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tr</text:p>
          </table:table-cell>
          <table:table-cell office:value-type="string">
            <text:p>İçeri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tr</text:p>
          </table:table-cell>
          <table:table-cell office:value-type="string">
            <text:p>İçerm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tr</text:p>
          </table:table-cell>
          <table:table-cell office:value-type="string">
            <text:p>Şununla başl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tr</text:p>
          </table:table-cell>
          <table:table-cell office:value-type="string">
            <text:p>Şununla bite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tr</text:p>
          </table:table-cell>
          <table:table-cell office:value-type="string">
            <text:p>İçeri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tr</text:p>
          </table:table-cell>
          <table:table-cell office:value-type="string">
            <text:p>İçerm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tr</text:p>
          </table:table-cell>
          <table:table-cell office:value-type="string">
            <text:p>Şununla başl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tr</text:p>
          </table:table-cell>
          <table:table-cell office:value-type="string">
            <text:p>Şununla bite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tr</text:p>
          </table:table-cell>
          <table:table-cell office:value-type="string">
            <text:p>İçeri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tr</text:p>
          </table:table-cell>
          <table:table-cell office:value-type="string">
            <text:p>İçerm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tr</text:p>
          </table:table-cell>
          <table:table-cell office:value-type="string">
            <text:p>Şununla başl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tr</text:p>
          </table:table-cell>
          <table:table-cell office:value-type="string">
            <text:p>Şununla bite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tr</text:p>
          </table:table-cell>
          <table:table-cell office:value-type="string">
            <text:p>Not ekl~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tr</text:p>
          </table:table-cell>
          <table:table-cell office:value-type="string">
            <text:p>Doğal sıralamayı etki~nleştir</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tr</text:p>
          </table:table-cell>
          <table:table-cell office:value-type="string">
            <text:p>~Grafik Kaydet...</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tr</text:p>
          </table:table-cell>
          <table:table-cell office:value-type="string">
            <text:p>\&lt;bookmark_value\&gt;sıralama; veritabanı aralıkları için seçenekler\&lt;/bookmark_value\&gt;\&lt;bookmark_value\&gt;sıralama;Asya dilleri\&lt;/bookmark_value\&gt;\&lt;bookmark_value\&gt;Asya dilleri;sıralama\&lt;/bookmark_value\&gt;\&lt;bookmark_value\&gt;telefon defteri sıralama kuralları\&lt;/bookmark_value\&gt;\&lt;bookmark_value\&gt;doğal sıralama algoritması\&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tr</text:p>
          </table:table-cell>
          <table:table-cell office:value-type="string">
            <text:p>Doğal sıralamayı etkinleştir</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tr</text:p>
          </table:table-cell>
          <table:table-cell office:value-type="string">
            <text:p>\&lt;ahelp hid=\"SC:CHECKBOX:RID_SCPAGE_SORT_OPTIONS:BTN_NATURALSORT\"\&gt;Doğal sıralama, önünde yazı bulunan sayıları geleneksel şekilde düz yazıymış gibi sıralamak yerine, sıralanan her sayının içindeki sayısal ögenin değerine göre sıralayan bir sıralama algoritmasıdır.\&lt;/ahelp\&gt; Mesela, A1, A2, A3, ..., A19, A20, A21 gibi bir değer diziniz olduğunu varsayalım. Bu değerleri bir hücre aralığına yerleştirip sıralama yaptırdığınız zaman bu dizi A1, A11, A12, A13, ..., A19, A2, A21, A3, A4, A5, ..., A9 şeklinde sıralanacaktır. Bunun altında yatan sıralama mekanizmasını bilenler için bu sıralama şekli bir anlam ifade etse de insanların çoğuna garip yada kullanışsız görünecektir. Doğal sıralama özelliği etkinleştirildiğinde, yukarıdaki örnekte yeralan türden değerler "düzgün" şekilde sıralanacak ve bu da genel olarak sıralama işlemlerinin işe yararlığını artıracaktır.</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tr</text:p>
          </table:table-cell>
          <table:table-cell office:value-type="string">
            <text:p>Donatıla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tr</text:p>
          </table:table-cell>
          <table:table-cell office:value-type="string">
            <text:p>Çeşitli Galeriler, Şablonlar, Örnek belgeler ve Yazıtipleri içeren yararlı %PRODUCTNAME donatıları.</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tr</text:p>
          </table:table-cell>
          <table:table-cell office:value-type="string">
            <text:p>Gale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tr</text:p>
          </table:table-cell>
          <table:table-cell office:value-type="string">
            <text:p>%PRODUCTNAME Galerisi'nde çeşitli konularda 2900'den fazla bileşen bulunmaktadı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tr</text:p>
          </table:table-cell>
          <table:table-cell office:value-type="string">
            <text:p>Şablonla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tr</text:p>
          </table:table-cell>
          <table:table-cell office:value-type="string">
            <text:p>Belge şablonlarını kullanarak bir kaç saniye içinde kusursuz belgeler oluşturu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tr</text:p>
          </table:table-cell>
          <table:table-cell office:value-type="string">
            <text:p>Örnek belgele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tr</text:p>
          </table:table-cell>
          <table:table-cell office:value-type="string">
            <text:p>Örnek belgeler öğrenmek için iyidi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tr</text:p>
          </table:table-cell>
          <table:table-cell office:value-type="string">
            <text:p>Yardım belgele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tr</text:p>
          </table:table-cell>
          <table:table-cell office:value-type="string">
            <text:p>%PRODUCTNAME yardım belgele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tr</text:p>
          </table:table-cell>
          <table:table-cell office:value-type="string">
            <text:p>Reklam</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tr</text:p>
          </table:table-cell>
          <table:table-cell office:value-type="string">
            <text:p>%PRODUCTNAME reklam malzemele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tr</text:p>
          </table:table-cell>
          <table:table-cell office:value-type="string">
            <text:p>Yazıtiple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tr</text:p>
          </table:table-cell>
          <table:table-cell office:value-type="string">
            <text:p>%PRODUCTNAME ve diğer uygulamalar için ek yazıtiple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tr</text:p>
          </table:table-cell>
          <table:table-cell office:value-type="string">
            <text:p>SVG Al</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tr</text:p>
          </table:table-cell>
          <table:table-cell office:value-type="string">
            <text:p>SVG desteği</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Kullanıcı el kitabı</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tr</text:p>
          </table:table-cell>
          <table:table-cell office:value-type="string">
            <text:p>Bu derleme, OxygenOffice Ekibi tarafından toplulukla işbirliği içinde hazırlanmıştır. Emeği geçenler için, <text:a xlink:href="http://www.openoffice.org/welcome/credits.html">http://www.openoffice.org/welcome/credits.html</text:a> adresini ziyaret ediniz.</text:p>
          </table:table-cell>
          <table:table-cell table:number-columns-repeated="3"/>
          <table:table-cell office:value-type="string">
            <text:p>20070218 23:00:20</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Dönen Karolar</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Dışa dönen küp</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Dönen çemberler</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Dönen sarmal</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İçe dönen küp</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Düşüş</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Çevresinde dön</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table:style-name="ce1" office:value-type="string">
            <text:p>İri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Aşağı dön</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Roket</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3 Boyutlu Panjurlar Dikey</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3 Boyutlu Panjurlar Yatay</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Durağan</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İnce Çözüm</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Geçerli Sayfa için Izgara Çizgilerini Aç/Kapat</text:p>
          </table:table-cell>
          <table:table-cell table:number-columns-repeated="3"/>
          <table:table-cell table:style-name="ce2" office:value-type="date" office:date-value="2002-02-02T02:02:02">
            <text:p>02/02/02 02:02</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tr</text:p>
          </table:table-cell>
          <table:table-cell office:value-type="string">
            <text:p>Optimizasyon Çözücü</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tr</text:p>
          </table:table-cell>
          <table:table-cell office:value-type="string">
            <text:p>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tr</text:p>
          </table:table-cell>
          <table:table-cell office:value-type="string">
            <text:p>Hedef</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tr</text:p>
          </table:table-cell>
          <table:table-cell office:value-type="string">
            <text:p>Amaç</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tr</text:p>
          </table:table-cell>
          <table:table-cell office:value-type="string">
            <text:p>Ekranı Kapl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tr</text:p>
          </table:table-cell>
          <table:table-cell office:value-type="string">
            <text:p>Küçül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tr</text:p>
          </table:table-cell>
          <table:table-cell office:value-type="string">
            <text:p>Hücreleri değiştirere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tr</text:p>
          </table:table-cell>
          <table:table-cell office:value-type="string">
            <text:p>Kısıtlamalara konu</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tr</text:p>
          </table:table-cell>
          <table:table-cell office:value-type="string">
            <text:p>Kısıtlam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tr</text:p>
          </table:table-cell>
          <table:table-cell office:value-type="string">
            <text:p>Hücre Başvurusu</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tr</text:p>
          </table:table-cell>
          <table:table-cell office:value-type="string">
            <text:p>Kısıtlam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tr</text:p>
          </table:table-cell>
          <table:table-cell office:value-type="string">
            <text:p>Tamam</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tr</text:p>
          </table:table-cell>
          <table:table-cell office:value-type="string">
            <text:p>İpta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tr</text:p>
          </table:table-cell>
          <table:table-cell office:value-type="string">
            <text:p>Başvuru ve kısıtlama aralıkları uyuşmuyo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tr</text:p>
          </table:table-cell>
          <table:table-cell office:value-type="string">
            <text:p>Ekl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tr</text:p>
          </table:table-cell>
          <table:table-cell office:value-type="string">
            <text:p>Değişti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tr</text:p>
          </table:table-cell>
          <table:table-cell office:value-type="string">
            <text:p>Si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tr</text:p>
          </table:table-cell>
          <table:table-cell office:value-type="string">
            <text:p>Çöz</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tr</text:p>
          </table:table-cell>
          <table:table-cell office:value-type="string">
            <text:p>Sıfırl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tr</text:p>
          </table:table-cell>
          <table:table-cell office:value-type="string">
            <text:p>Seçenekl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tr</text:p>
          </table:table-cell>
          <table:table-cell office:value-type="string">
            <text:p>Kayd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tr</text:p>
          </table:table-cell>
          <table:table-cell office:value-type="string">
            <text:p>Yükl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tr</text:p>
          </table:table-cell>
          <table:table-cell office:value-type="string">
            <text:p>Kapa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tr</text:p>
          </table:table-cell>
          <table:table-cell office:value-type="string">
            <text:p>Çözüm bulunamadı</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tr</text:p>
          </table:table-cell>
          <table:table-cell office:value-type="string">
            <text:p>Çözüm bulundu</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tr</text:p>
          </table:table-cell>
          <table:table-cell office:value-type="string">
            <text:p>Hücre şekilleri farklı</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tr</text:p>
          </table:table-cell>
          <table:table-cell office:value-type="string">
            <text:p>En fazla yinelemeye ulaşıldı</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tr</text:p>
          </table:table-cell>
          <table:table-cell office:value-type="string">
            <text:p>Standart istisna yakalandı</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tr</text:p>
          </table:table-cell>
          <table:table-cell office:value-type="string">
            <text:p>Yineleme zaman aşımına uğradı</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tr</text:p>
          </table:table-cell>
          <table:table-cell office:value-type="string">
            <text:p>Amaçlar ayarlanmadı</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tr</text:p>
          </table:table-cell>
          <table:table-cell office:value-type="string">
            <text:p>Seçenekl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tr</text:p>
          </table:table-cell>
          <table:table-cell office:value-type="string">
            <text:p>Doğrusal model varsayımı</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tr</text:p>
          </table:table-cell>
          <table:table-cell office:value-type="string">
            <text:p>Sadece pozitif değerlere izin 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tr</text:p>
          </table:table-cell>
          <table:table-cell office:value-type="string">
            <text:p>Sadece tamsayı değerlere izin 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tr</text:p>
          </table:table-cell>
          <table:table-cell office:value-type="string">
            <text:p>Çözücü</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tr</text:p>
          </table:table-cell>
          <table:table-cell office:value-type="string">
            <text:p>Çözücü</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hu" number:country="HU">Ft</number:currency-symbol>
    </number:currency-style>
    <number:currency-style style:name="N108">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8P0"/>
    </number:currency-style>
    <number:currency-style style:name="N106P0" style:volatile="true">
      <number:number number:decimal-places="2" number:min-integer-digits="1" number:grouping="true"/>
      <number:currency-symbol number:language="tr" number:country="TR">YTL</number:currency-symbol>
    </number:currency-style>
    <number:currency-style style:name="N106">
      <style:text-properties fo:color="#ff0000"/>
      <number:text>-</number:text>
      <number:number number:decimal-places="2" number:min-integer-digits="1" number:grouping="true"/>
      <number:currency-symbol number:language="tr" number:country="TR">YTL</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26">26.03.2008</text:date>, <text:time>10:50:05</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6$Build-9226</meta:generator>
    <meta:creation-date>2007-06-20T13:29:04</meta:creation-date>
    <dc:date>2008-03-26T10:49:53</dc:date>
    <meta:editing-cycles>9</meta:editing-cycles>
    <meta:editing-duration>PT39M52S</meta:editing-duration>
    <meta:user-defined meta:name="Info 1"/>
    <meta:user-defined meta:name="Info 2"/>
    <meta:user-defined meta:name="Info 3"/>
    <meta:user-defined meta:name="Info 4"/>
    <meta:document-statistic meta:table-count="1" meta:cell-count="1636"/>
  </office:meta>
</office:document-meta>
</file>